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2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60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_CY</text:p>
          </table:table-cell>
          <table:table-cell table:style-name="ce2" office:value-type="float" office:value="40000000" calcext:value-type="float">
            <text:p>40000000</text:p>
          </table:table-cell>
          <table:table-cell office:value-type="string" calcext:value-type="string">
            <text:p>IPS (Hz)</text:p>
          </table:table-cell>
        </table:table-row>
        <table:table-row table:style-name="ro1">
          <table:table-cell office:value-type="string" calcext:value-type="string">
            <text:p>BaudRate</text:p>
          </table:table-cell>
          <table:table-cell office:value-type="float" office:value="115200" calcext:value-type="float">
            <text:p>115200</text:p>
          </table:table-cell>
          <table:table-cell office:value-type="string" calcext:value-type="string">
            <text:p>bauds</text:p>
          </table:table-cell>
        </table:table-row>
        <table:table-row table:style-name="ro1">
          <table:table-cell office:value-type="string" calcext:value-type="string">
            <text:p>Vitesse 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office:value-type="string" calcext:value-type="string">
            <text:p>Pulse par to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Coeff Pul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ayon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P1TPER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string" calcext:value-type="string">
            <text:p>T1 Period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1 Prescaler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T2 Period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2 Prescaler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T3 Perio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3 Prescaler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T4 Perio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4 Prescaler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QEI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MAX_RPM</text:p>
          </table:table-cell>
          <table:table-cell table:formula="of:=[.B3]/(2*PI()*[.B6])" office:value-type="float" office:value="5.30516476972985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MIN_PULSE</text:p>
          </table:table-cell>
          <table:table-cell table:formula="of:=30/([.B22]*[.B4])" office:value-type="float" office:value="0.0113097335529233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FILTER_DIV</text:p>
          </table:table-cell>
          <table:table-cell table:formula="of:=[.B1]*[.B23]/3" office:value-type="float" office:value="150796.44737231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MAX_COUNT_PER_REV</text:p>
          </table:table-cell>
          <table:table-cell table:formula="of:=[.B4]*[.B5]-1" office:value-type="float" office:value="1999" calcext:value-type="float">
            <text:p/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Timer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PR1</text:p>
          </table:table-cell>
          <table:table-cell table:formula="of:=[.B8]*[.B$1]/[.B9]-1" office:value-type="float" office:value="3124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PR2</text:p>
          </table:table-cell>
          <table:table-cell table:formula="of:=[.B10]*[.B$1]/[.B11]-1" office:value-type="float" office:value="6249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PR3</text:p>
          </table:table-cell>
          <table:table-cell table:formula="of:=[.B12]*[.B$1]/[.B13]-1" office:value-type="float" office:value="31249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PR4</text:p>
          </table:table-cell>
          <table:table-cell table:formula="of:=[.B14]*[.B$1]/[.B15]-1" office:value-type="float" office:value="46874" calcext:value-type="float">
            <text:p/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PWM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F_PWM</text:p>
          </table:table-cell>
          <table:table-cell table:formula="of:=[.B1]/([.B7]+1)" office:value-type="float" office:value="39062.5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PWM Resolution</text:p>
          </table:table-cell>
          <table:table-cell table:formula="of:=LOG(2*[.B1]/[.B34];2)" office:value-type="float" office:value="11" calcext:value-type="float">
            <text:p/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UART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BRGVAL</text:p>
          </table:table-cell>
          <table:table-cell table:formula="of:=[.B1]/(4*[.B2])-1" office:value-type="float" office:value="85.8055555555556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Calculated BR</text:p>
          </table:table-cell>
          <table:table-cell table:formula="of:=[.B1]/(4*(ROUND([.B38])+1))" office:value-type="float" office:value="114942.528735632" calcext:value-type="float">
            <text:p/>
          </table:table-cell>
          <table:table-cell office:value-type="string" calcext:value-type="string">
            <text:p>bauds</text:p>
          </table:table-cell>
        </table:table-row>
        <table:table-row table:style-name="ro1">
          <table:table-cell office:value-type="string" calcext:value-type="string">
            <text:p>BR Error</text:p>
          </table:table-cell>
          <table:table-cell table:formula="of:=100*ABS([.B39]-[.B2])/[.B2]" office:value-type="float" office:value="0.2234993614304" calcext:value-type="float">
            <text:p/>
          </table:table-cell>
          <table:table-cell office:value-type="string" calcext:value-type="string">
            <text:p>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15:31:25.6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09:28:31.751000000</meta:creation-date>
    <dc:date>2014-05-13T16:08:00.327000000</dc:date>
    <meta:editing-duration>PT6H8M16S</meta:editing-duration>
    <meta:editing-cycles>11</meta:editing-cycles>
    <meta:generator>LibreOffice/4.2.3.3$Windows_x86 LibreOffice_project/882f8a0a489bc99a9e60c7905a60226254cb6ff0</meta:generator>
    <meta:document-statistic meta:table-count="1" meta:cell-count="70" meta:object-count="0"/>
  </office:meta>
</office:document-meta>
</file>